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ertNodeJXPathBindingBuilder.setXpathProcessor( XPathProcessor path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ertNodeJXPathBindingBuilder.buildBinding( Element bindingElm , JXPathBindingManager . Assistant assista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InsertNodeJXPathBindingBuilder.setSourceResolver( SourceResolver sourc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